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8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uário</text:p>
          </table:table-cell>
          <table:table-cell office:value-type="string" calcext:value-type="string">
            <text:p>grau de instruçã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Jairr_m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heusfrs1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temeir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ay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f11121314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wertonaraujo22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OSHAI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duardo RabeloITA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otelhowski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imizkaz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oco no ITA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nrique4w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cioschin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runss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raAdre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dro Flávi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omedical Yersinia</text:p>
          </table:table-cell>
          <table:table-cell office:value-type="string" calcext:value-type="string">
            <text:p>Tecnico/Medio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eicimara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ibonacci13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ystadion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uilherme14112000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ustavogc14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eruk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ucasarcosseno</text:p>
          </table:table-cell>
          <table:table-cell office:value-type="string" calcext:value-type="string">
            <text:p>Tecnico/Medi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xSoloDrop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oão C.</text:p>
          </table:table-cell>
          <table:table-cell office:value-type="string" calcext:value-type="string">
            <text:p>Tecnico/Medio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ickds12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elipe2000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itor Ahcor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indostore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illin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nMurray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iago Ber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erezi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magodasexatas3,14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eddieMercury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salve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deiros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_Arthur_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ulo Cesar F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e4alpha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duardodudu101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nanMoraes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umilenaalmeida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afael Gusmã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maz1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rihara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ssias Castro</text:p>
          </table:table-cell>
          <table:table-cell office:value-type="string" calcext:value-type="string">
            <text:p>Tecnico/Medio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afaelCarro</text:p>
          </table:table-cell>
          <table:table-cell office:value-type="string" calcext:value-type="string">
            <text:p>Ensino Médio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endramini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</table:table-row>
      </table:table>
      <table:table table:name="Sexo" table:style-name="ta1">
        <table:shapes>
          <draw:frame draw:z-index="0" draw:style-name="gr1" draw:text-style-name="P1" svg:width="15.996cm" svg:height="9.004cm" svg:x="5.313cm" svg:y="0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5"/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Cont.Núm - sexo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6" office:value-type="percentage" office:value="0.08" calcext:value-type="percentage">
            <text:p>8,00%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7" office:value-type="percentage" office:value="0.92" calcext:value-type="percentage">
            <text:p>92,00%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8" office:value-type="percentage" office:value="1" calcext:value-type="percentage">
            <text:p>100,00%</text:p>
          </table:table-cell>
        </table:table-row>
      </table:table>
      <table:table table:name="Faixa Etária" table:style-name="ta1">
        <table:shapes>
          <draw:frame draw:z-index="0" draw:style-name="gr1" draw:text-style-name="P1" svg:width="15.999cm" svg:height="8.999cm" svg:x="6.088cm" svg:y="0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1" table:default-cell-style-name="ce9"/>
        <table:table-row table:style-name="ro1">
          <table:table-cell table:style-name="ce1" office:value-type="string" calcext:value-type="string">
            <text:p>idade</text:p>
          </table:table-cell>
          <table:table-cell table:style-name="ce5" office:value-type="string" calcext:value-type="string">
            <text:p>Cont.Núm - idade</text:p>
          </table:table-cell>
        </table:table-row>
        <table:table-row table:style-name="ro1">
          <table:table-cell table:style-name="ce2" office:value-type="string" calcext:value-type="string">
            <text:p>16-20</text:p>
          </table:table-cell>
          <table:table-cell table:style-name="ce6" office:value-type="percentage" office:value="0.533333333333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21-25</text:p>
          </table:table-cell>
          <table:table-cell office:value-type="percentage" office:value="0.244444444444444" calcext:value-type="percentage">
            <text:p>24,44%</text:p>
          </table:table-cell>
        </table:table-row>
        <table:table-row table:style-name="ro1">
          <table:table-cell office:value-type="string" calcext:value-type="string">
            <text:p>26-30</text:p>
          </table:table-cell>
          <table:table-cell office:value-type="percentage" office:value="0.0444444444444444" calcext:value-type="percentage">
            <text:p>4,44%</text:p>
          </table:table-cell>
        </table:table-row>
        <table:table-row table:style-name="ro1">
          <table:table-cell office:value-type="string" calcext:value-type="string">
            <text:p>31-35</text:p>
          </table:table-cell>
          <table:table-cell office:value-type="percentage" office:value="0.0444444444444444" calcext:value-type="percentage">
            <text:p>4,44%</text:p>
          </table:table-cell>
        </table:table-row>
        <table:table-row table:style-name="ro1">
          <table:table-cell office:value-type="string" calcext:value-type="string">
            <text:p>36-40</text:p>
          </table:table-cell>
          <table:table-cell office:value-type="percentage" office:value="0.0888888888888889" calcext:value-type="percentage">
            <text:p>8,89%</text:p>
          </table:table-cell>
        </table:table-row>
        <table:table-row table:style-name="ro1">
          <table:table-cell office:value-type="string" calcext:value-type="string">
            <text:p>66-70</text:p>
          </table:table-cell>
          <table:table-cell office:value-type="percentage" office:value="0.0222222222222222" calcext:value-type="percentage">
            <text:p>2,22%</text:p>
          </table:table-cell>
        </table:table-row>
        <table:table-row table:style-name="ro1">
          <table:table-cell office:value-type="string" calcext:value-type="string">
            <text:p>71-75</text:p>
          </table:table-cell>
          <table:table-cell table:style-name="ce7" office:value-type="percentage" office:value="0.0222222222222222" calcext:value-type="percentage">
            <text:p>2,22%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8" office:value-type="percentage" office:value="1" calcext:value-type="percentage">
            <text:p>100,00%</text:p>
          </table:table-cell>
        </table:table-row>
      </table:table>
      <table:table table:name="Grau de Instrução" table:style-name="ta1">
        <table:shapes>
          <draw:frame draw:z-index="0" draw:style-name="gr1" draw:text-style-name="P1" svg:width="15.999cm" svg:height="8.999cm" svg:x="7.45cm" svg:y="0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6" table:default-cell-style-name="ce5"/>
        <table:table-row table:style-name="ro1">
          <table:table-cell table:style-name="ce1" office:value-type="string" calcext:value-type="string">
            <text:p>grau de instrução</text:p>
          </table:table-cell>
          <table:table-cell office:value-type="string" calcext:value-type="string">
            <text:p>Cont.Núm - grau de instrução</text:p>
          </table:table-cell>
        </table:table-row>
        <table:table-row table:style-name="ro1">
          <table:table-cell table:style-name="ce2" office:value-type="string" calcext:value-type="string">
            <text:p>Ensino Médio</text:p>
          </table:table-cell>
          <table:table-cell table:style-name="ce6"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Tecnico/Medio</text:p>
          </table:table-cell>
          <table:table-cell table:style-name="ce7" office:value-type="percentage" office:value="0.08" calcext:value-type="percentage">
            <text:p>8,00%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8" office:value-type="percentage" office:value="1" calcext:value-type="percentage">
            <text:p>100,00%</text:p>
          </table:table-cell>
        </table:table-row>
      </table:table>
      <table:named-expressions/>
      <table:data-pilot-tables>
        <table:data-pilot-table table:name="DataPilot1" table:application-data="" table:target-range-address="'Grau de Instrução'.A1:'Grau de Instrução'.B5" table:buttons="'Grau de Instrução'.A1" table:show-filter-button="false" table:drill-down-on-double-click="false">
          <table:source-cell-range table:cell-range-address="Planilha1.A1:Planilha1.D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au de instrução" table:orientation="row" table:used-hierarchy="0" table:function="auto">
            <table:data-pilot-level table:show-empty="false" calcext:repeat-item-labels="false">
              <table:data-pilot-members>
                <table:data-pilot-member table:name="Ensino Médio" table:display="true" table:show-details="true"/>
                <table:data-pilot-member table:name="Superior" table:display="true" table:show-details="true"/>
                <table:data-pilot-member table:name="Tecnico/Med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au de instrução" table:orientation="data" table:used-hierarchy="0" table:function="count">
            <table:data-pilot-level table:show-empty="false" calcext:repeat-item-labels="false">
              <table:data-pilot-members>
                <table:data-pilot-member table:name="Ensino Médio" table:display="true" table:show-details="true"/>
                <table:data-pilot-member table:name="Superior" table:display="true" table:show-details="true"/>
                <table:data-pilot-member table:name="Tecnico/Medi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usuário" table:member-type="named" table:member-name="_Arthur_"/>
          </table:data-pilot-field>
        </table:data-pilot-table>
        <table:data-pilot-table table:name="DataPilot2" table:application-data="" table:target-range-address="'Faixa Etária'.A1:'Faixa Etária'.B9" table:buttons="'Faixa Etária'.A1" table:show-filter-button="false" table:drill-down-on-double-click="false">
          <table:source-cell-range table:cell-range-address="Planilha1.A1:Planilha1.D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ade" table:orientation="row" table:used-hierarchy="0" table:function="auto">
            <table:data-pilot-level table:show-empty="false" calcext:repeat-item-labels="false">
              <table:data-pilot-members>
                <table:data-pilot-member table:name="&lt;16" table:display="true" table:show-details="true"/>
                <table:data-pilot-member table:name="16-20" table:display="true" table:show-details="true"/>
                <table:data-pilot-member table:name="21-25" table:display="true" table:show-details="true"/>
                <table:data-pilot-member table:name="26-30" table:display="true" table:show-details="true"/>
                <table:data-pilot-member table:name="31-35" table:display="true" table:show-details="true"/>
                <table:data-pilot-member table:name="36-40" table:display="true" table:show-details="true"/>
                <table:data-pilot-member table:name="41-45" table:display="true" table:show-details="true"/>
                <table:data-pilot-member table:name="46-50" table:display="true" table:show-details="true"/>
                <table:data-pilot-member table:name="51-55" table:display="true" table:show-details="true"/>
                <table:data-pilot-member table:name="56-60" table:display="true" table:show-details="true"/>
                <table:data-pilot-member table:name="61-65" table:display="true" table:show-details="true"/>
                <table:data-pilot-member table:name="66-70" table:display="true" table:show-details="true"/>
                <table:data-pilot-member table:name="71-75" table:display="true" table:show-details="true"/>
                <table:data-pilot-member table:name="&gt;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auto" table:end="auto" table:step="5"/>
          </table:data-pilot-field>
          <table:data-pilot-field table:source-field-name="idade" table:orientation="data" table:used-hierarchy="0" table:function="count">
            <table:data-pilot-level table:show-empty="false" calcext:repeat-item-labels="false">
              <table:data-pilot-members>
                <table:data-pilot-member table:name="&lt;16" table:display="true" table:show-details="true"/>
                <table:data-pilot-member table:name="16-20" table:display="true" table:show-details="true"/>
                <table:data-pilot-member table:name="21-25" table:display="true" table:show-details="true"/>
                <table:data-pilot-member table:name="26-30" table:display="true" table:show-details="true"/>
                <table:data-pilot-member table:name="31-35" table:display="true" table:show-details="true"/>
                <table:data-pilot-member table:name="36-40" table:display="true" table:show-details="true"/>
                <table:data-pilot-member table:name="41-45" table:display="true" table:show-details="true"/>
                <table:data-pilot-member table:name="46-50" table:display="true" table:show-details="true"/>
                <table:data-pilot-member table:name="51-55" table:display="true" table:show-details="true"/>
                <table:data-pilot-member table:name="56-60" table:display="true" table:show-details="true"/>
                <table:data-pilot-member table:name="61-65" table:display="true" table:show-details="true"/>
                <table:data-pilot-member table:name="66-70" table:display="true" table:show-details="true"/>
                <table:data-pilot-member table:name="71-75" table:display="true" table:show-details="true"/>
                <table:data-pilot-member table:name="&gt;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usuário" table:member-type="named" table:member-name="_Arthur_"/>
          </table:data-pilot-field>
        </table:data-pilot-table>
        <table:data-pilot-table table:name="DataPilot3" table:application-data="" table:target-range-address="Sexo.A1:Sexo.B4" table:buttons="Sexo.A1" table:show-filter-button="false" table:drill-down-on-double-click="false">
          <table:source-cell-range table:cell-range-address="Planilha1.A1:Planilha1.D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o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o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usuário" table:member-type="named" table:member-name="_Arthur_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6:29:18.6491501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54:02.468795866</meta:creation-date>
    <meta:editing-duration>PT52M19S</meta:editing-duration>
    <meta:editing-cycles>3</meta:editing-cycles>
    <meta:generator>LibreOffice/6.4.6.2$Linux_X86_64 LibreOffice_project/40$Build-2</meta:generator>
    <dc:date>2021-03-18T18:13:59.396552700</dc:date>
    <meta:document-statistic meta:table-count="4" meta:cell-count="23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6.144cm" svg:y="0.316cm" chart:style-name="ch2">
          <text:p>Grau de instrução</text:p>
        </chart:title>
        <chart:legend chart:legend-position="end" svg:x="12.996cm" svg:y="2.95cm" style:legend-expansion="high" chart:style-name="ch3"/>
        <chart:plot-area chart:style-name="ch4" table:cell-range-address="PivotChart" chart:data-source-has-labels="column" svg:x="0.32cm" svg:y="1.275cm" svg:width="12.356cm" svg:height="6.645cm">
          <chartooo:coordinate-region svg:x="3.176cm" svg:y="1.276cm" svg:width="6.644cm" svg:height="6.64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sino Médio</text:p>
                <draw:g>
                  <svg:desc>PT@categories</svg:desc>
                </draw:g>
              </table:table-cell>
              <table:table-cell office:value-type="float" office:value="0.62">
                <text:p>0.6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uperior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Tecnico/Medio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title svg:x="5.469cm" svg:y="0.316cm" chart:style-name="ch2">
          <text:p>Faixa Etária de Usuários</text:p>
        </chart:title>
        <chart:legend chart:legend-position="end" svg:x="13.19cm" svg:y="2.207cm" style:legend-expansion="high" chart:style-name="ch3"/>
        <chart:plot-area chart:style-name="ch4" table:cell-range-address="PivotChart" chart:data-source-has-labels="column" svg:x="0.32cm" svg:y="1.275cm" svg:width="12.55cm" svg:height="6.645cm">
          <chartooo:coordinate-region svg:x="3.273cm" svg:y="1.276cm" svg:width="6.644cm" svg:height="6.64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-20</text:p>
                <draw:g>
                  <svg:desc>PT@categories</svg:desc>
                </draw:g>
              </table:table-cell>
              <table:table-cell office:value-type="float" office:value="0.533333333333333">
                <text:p>0.53333333333333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1-25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26-30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31-35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36-40</text:p>
              </table:table-cell>
              <table:table-cell office:value-type="float" office:value="0.0888888888888889">
                <text:p>0.0888888888888889</text:p>
              </table:table-cell>
            </table:table-row>
            <table:table-row>
              <table:table-cell office:value-type="string">
                <text:p>66-70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71-75</text:p>
              </table:table-cell>
              <table:table-cell office:value-type="float" office:value="0.0222222222222222">
                <text:p>0.022222222222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aw:fill-gradient-name="Gradient_20_1" draw:fill-hatch-name="Hatching_20_1" draw:fill-image-name="Bitmap_20_1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loext:data-pilot-source="DataPilot3" chart:class="chart:circle" chart:style-name="ch1">
        <chart:title svg:x="7.412cm" svg:y="0.316cm" chart:style-name="ch2">
          <text:p>Sexo</text:p>
        </chart:title>
        <chart:legend chart:legend-position="end" svg:x="13.188cm" svg:y="2.951cm" style:legend-expansion="high" chart:style-name="ch3"/>
        <chart:plot-area chart:style-name="ch4" table:cell-range-address="PivotChart" chart:data-source-has-labels="column" svg:x="0.319cm" svg:y="1.275cm" svg:width="12.55cm" svg:height="6.65cm">
          <chartooo:coordinate-region svg:x="3.269cm" svg:y="1.276cm" svg:width="6.649cm" svg:height="6.64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</text:p>
                <draw:g>
                  <svg:desc>PT@categories</svg:desc>
                </draw:g>
              </table:table-cell>
              <table:table-cell office:value-type="float" office:value="0.08">
                <text:p>0.0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